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</style:style>
    <style:style style:name="T3" style:parent-style-name="StrongEmphasis" style:family="text">
      <style:text-properties fo:color="#CE181E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" style:parent-style-name="Fonteparág.padrão" style:family="text">
      <style:text-properties fo:font-size="10pt" style:font-size-asian="10pt" style:font-size-complex="10pt"/>
    </style:style>
    <style:style style:name="T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7" style:parent-style-name="Fonteparág.padrão" style:family="text">
      <style:text-properties fo:font-size="10pt" style:font-size-asian="10pt" style:font-size-complex="10pt"/>
    </style:style>
    <style:style style:name="T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9" style:parent-style-name="Fonteparág.padrão" style:family="text">
      <style:text-properties fo:font-size="10pt" style:font-size-asian="10pt" style:font-size-complex="10pt"/>
    </style:style>
    <style:style style:name="P10" style:parent-style-name="Standard" style:family="paragraph">
      <style:text-properties fo:font-weight="bold" style:font-weight-asian="bold" style:font-weight-complex="bold" fo:color="#0066B3"/>
    </style:style>
    <style:style style:name="T1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size="10pt" style:font-size-asian="10pt" style:font-size-complex="10pt"/>
    </style:style>
    <style:style style:name="T13" style:parent-style-name="Fonteparág.padrão" style:family="text">
      <style:text-properties fo:font-style="italic" style:font-style-asian="italic" style:font-style-complex="italic" fo:font-size="8pt" style:font-size-asian="8pt" style:font-size-complex="8pt"/>
    </style:style>
    <style:style style:name="T1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5" style:parent-style-name="Fonteparág.padrão" style:family="text">
      <style:text-properties fo:font-size="10pt" style:font-size-asian="10pt" style:font-size-complex="10pt"/>
    </style:style>
    <style:style style:name="T16" style:parent-style-name="Fonteparág.padrão" style:family="text">
      <style:text-properties fo:font-style="italic" style:font-style-asian="italic" style:font-style-complex="italic" fo:font-size="8pt" style:font-size-asian="8pt" style:font-size-complex="8pt"/>
    </style:style>
    <style:style style:name="T1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8" style:parent-style-name="Fonteparág.padrão" style:family="text">
      <style:text-properties fo:font-size="10pt" style:font-size-asian="10pt" style:font-size-complex="10pt"/>
    </style:style>
    <style:style style:name="T19" style:parent-style-name="Fonteparág.padrão" style:family="text">
      <style:text-properties fo:font-style="italic" style:font-style-asian="italic" style:font-style-complex="italic" fo:font-size="8pt" style:font-size-asian="8pt" style:font-size-complex="8pt"/>
    </style:style>
    <style:style style:name="T2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1" style:parent-style-name="Fonteparág.padrão" style:family="text">
      <style:text-properties fo:font-size="10pt" style:font-size-asian="10pt" style:font-size-complex="10pt"/>
    </style:style>
    <style:style style:name="T2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3" style:parent-style-name="Fonteparág.padrão" style:family="text">
      <style:text-properties fo:font-size="10pt" style:font-size-asian="10pt" style:font-size-complex="10pt"/>
    </style:style>
    <style:style style:name="T24" style:parent-style-name="Fonteparág.padrão" style:family="text">
      <style:text-properties fo:font-size="10pt" style:font-size-asian="10pt" style:font-size-complex="10pt"/>
    </style:style>
    <style:style style:name="T25" style:parent-style-name="Fonteparág.padrão" style:family="text">
      <style:text-properties fo:font-style="italic" style:font-style-asian="italic" style:font-style-complex="italic" fo:font-size="8pt" style:font-size-asian="8pt" style:font-size-complex="8pt"/>
    </style:style>
    <style:style style:name="T2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7" style:parent-style-name="Fonteparág.padrão" style:family="text">
      <style:text-properties fo:font-size="10pt" style:font-size-asian="10pt" style:font-size-complex="10pt"/>
    </style:style>
    <style:style style:name="T28" style:parent-style-name="Fonteparág.padrão" style:family="text">
      <style:text-properties fo:font-style="italic" style:font-style-asian="italic" style:font-style-complex="italic" fo:font-size="8pt" style:font-size-asian="8pt" style:font-size-complex="8pt"/>
    </style:style>
    <style:style style:name="T2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0" style:parent-style-name="Fonteparág.padrão" style:family="text">
      <style:text-properties fo:font-size="10pt" style:font-size-asian="10pt" style:font-size-complex="10pt"/>
    </style:style>
    <style:style style:name="T3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2" style:parent-style-name="Fonteparág.padrão" style:family="text">
      <style:text-properties fo:font-size="10pt" style:font-size-asian="10pt" style:font-size-complex="10pt"/>
    </style:style>
    <style:style style:name="T3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4" style:parent-style-name="Fonteparág.padrão" style:family="text">
      <style:text-properties fo:font-size="10pt" style:font-size-asian="10pt" style:font-size-complex="10pt"/>
    </style:style>
    <style:style style:name="P3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3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7" style:parent-style-name="Fonteparág.padrão" style:family="text">
      <style:text-properties fo:font-size="10pt" style:font-size-asian="10pt" style:font-size-complex="10pt"/>
    </style:style>
    <style:style style:name="T3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9" style:parent-style-name="Fonteparág.padrão" style:family="text">
      <style:text-properties fo:font-size="10pt" style:font-size-asian="10pt" style:font-size-complex="10pt"/>
    </style:style>
    <style:style style:name="T4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1" style:parent-style-name="Fonteparág.padrão" style:family="text">
      <style:text-properties fo:font-size="10pt" style:font-size-asian="10pt" style:font-size-complex="10pt"/>
    </style:style>
    <style:style style:name="T4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3" style:parent-style-name="Fonteparág.padrão" style:family="text">
      <style:text-properties fo:font-size="10pt" style:font-size-asian="10pt" style:font-size-complex="10pt"/>
    </style:style>
    <style:style style:name="T4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5" style:parent-style-name="Fonteparág.padrão" style:family="text">
      <style:text-properties fo:font-size="10pt" style:font-size-asian="10pt" style:font-size-complex="10pt"/>
    </style:style>
    <style:style style:name="T46" style:parent-style-name="Fonteparág.padrão" style:family="text">
      <style:text-properties fo:font-size="10pt" style:font-size-asian="10pt" style:font-size-complex="10pt"/>
    </style:style>
    <style:style style:name="T4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8" style:parent-style-name="Fonteparág.padrão" style:family="text">
      <style:text-properties fo:font-size="10pt" style:font-size-asian="10pt" style:font-size-complex="10pt"/>
    </style:style>
    <style:style style:name="T4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50" style:parent-style-name="Fonteparág.padrão" style:family="text">
      <style:text-properties fo:font-size="10pt" style:font-size-asian="10pt" style:font-size-complex="10pt"/>
    </style:style>
    <style:style style:name="T51" style:parent-style-name="Fonteparág.padrão" style:family="text">
      <style:text-properties fo:font-size="10pt" style:font-size-asian="10pt" style:font-size-complex="10pt"/>
    </style:style>
    <style:style style:name="T5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53" style:parent-style-name="Fonteparág.padrão" style:family="text">
      <style:text-properties fo:font-size="10pt" style:font-size-asian="10pt" style:font-size-complex="10pt"/>
    </style:style>
    <style:style style:name="T5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55" style:parent-style-name="Fonteparág.padrão" style:family="text">
      <style:text-properties fo:font-size="10pt" style:font-size-asian="10pt" style:font-size-complex="10pt"/>
    </style:style>
    <style:style style:name="T5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57" style:parent-style-name="Fonteparág.padrão" style:family="text">
      <style:text-properties fo:font-size="10pt" style:font-size-asian="10pt" style:font-size-complex="10pt"/>
    </style:style>
    <style:style style:name="T5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59" style:parent-style-name="Fonteparág.padrão" style:family="text">
      <style:text-properties fo:font-size="10pt" style:font-size-asian="10pt" style:font-size-complex="10pt"/>
    </style:style>
    <style:style style:name="T6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61" style:parent-style-name="Fonteparág.padrão" style:family="text">
      <style:text-properties fo:font-size="10pt" style:font-size-asian="10pt" style:font-size-complex="10pt"/>
    </style:style>
    <style:style style:name="T6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63" style:parent-style-name="Fonteparág.padrão" style:family="text">
      <style:text-properties fo:font-size="10pt" style:font-size-asian="10pt" style:font-size-complex="10pt"/>
    </style:style>
    <style:style style:name="T6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65" style:parent-style-name="Fonteparág.padrão" style:family="text">
      <style:text-properties fo:font-size="10pt" style:font-size-asian="10pt" style:font-size-complex="10pt"/>
    </style:style>
    <style:style style:name="P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text-properties fo:font-weight="bold" style:font-weight-asian="bold" style:font-weight-complex="bold" fo:color="#0066B3"/>
    </style:style>
    <style:style style:name="P68" style:parent-style-name="Standard" style:family="paragraph">
      <style:text-properties fo:font-size="10pt" style:font-size-asian="10pt" style:font-size-complex="10pt"/>
    </style:style>
    <style:style style:name="P69" style:parent-style-name="Standard" style:family="paragraph">
      <style:text-properties fo:font-size="10pt" style:font-size-asian="10pt" style:font-size-complex="10pt"/>
    </style:style>
    <style:style style:name="P70" style:parent-style-name="Standard" style:family="paragraph">
      <style:text-properties fo:font-size="10pt" style:font-size-asian="10pt" style:font-size-complex="10pt"/>
    </style:style>
    <style:style style:name="P71" style:parent-style-name="Standard" style:family="paragraph">
      <style:text-properties fo:font-weight="bold" style:font-weight-asian="bold" style:font-weight-complex="bold" fo:color="#0066B3"/>
    </style:style>
    <style:style style:name="T72" style:parent-style-name="Fonteparág.padrão" style:family="text">
      <style:text-properties fo:font-size="10pt" style:font-size-asian="10pt" style:font-size-complex="10pt"/>
    </style:style>
    <style:style style:name="T73" style:parent-style-name="Fonteparág.padrão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4" style:parent-style-name="Fonteparág.padrão" style:family="text">
      <style:text-properties fo:font-size="10pt" style:font-size-asian="10pt" style:font-size-complex="10pt"/>
    </style:style>
    <style:style style:name="T75" style:parent-style-name="Fonteparág.padrão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6" style:parent-style-name="Fonteparág.padrão" style:family="text">
      <style:text-properties fo:font-size="10pt" style:font-size-asian="10pt" style:font-size-complex="10pt"/>
    </style:style>
    <style:style style:name="T77" style:parent-style-name="Fonteparág.padrão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fo:font-weight="bold" style:font-weight-asian="bold" style:font-weight-complex="bold" fo:color="#0066B3"/>
    </style:style>
    <style:style style:name="P79" style:parent-style-name="Standard" style:family="paragraph">
      <style:text-properties fo:font-size="10pt" style:font-size-asian="10pt" style:font-size-complex="10pt"/>
    </style:style>
    <style:style style:name="P80" style:parent-style-name="Standard" style:family="paragraph">
      <style:text-properties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fo:font-size="10pt" style:font-size-asian="10pt" style:font-size-complex="10pt"/>
    </style:style>
    <style:style style:name="P82" style:parent-style-name="Standard" style:family="paragraph">
      <style:text-properties fo:font-weight="bold" style:font-weight-asian="bold" style:font-weight-complex="bold" fo:color="#0066B3"/>
    </style:style>
    <style:style style:name="T8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84" style:parent-style-name="Fonteparág.padrão" style:family="text">
      <style:text-properties fo:font-size="10pt" style:font-size-asian="10pt" style:font-size-complex="10pt"/>
    </style:style>
    <style:style style:name="T8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86" style:parent-style-name="Fonteparág.padrão" style:family="text">
      <style:text-properties fo:font-size="10pt" style:font-size-asian="10pt" style:font-size-complex="10pt"/>
    </style:style>
    <style:style style:name="T8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88" style:parent-style-name="Fonteparág.padrão" style:family="text">
      <style:text-properties fo:font-size="10pt" style:font-size-asian="10pt" style:font-size-complex="10pt"/>
    </style:style>
    <style:style style:name="T8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90" style:parent-style-name="Fonteparág.padrão" style:family="text">
      <style:text-properties fo:font-size="10pt" style:font-size-asian="10pt" style:font-size-complex="10pt"/>
    </style:style>
    <style:style style:name="T9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92" style:parent-style-name="Fonteparág.padrão" style:family="text">
      <style:text-properties fo:font-size="10pt" style:font-size-asian="10pt" style:font-size-complex="10pt"/>
    </style:style>
    <style:style style:name="T9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94" style:parent-style-name="Fonteparág.padrão" style:family="text">
      <style:text-properties fo:font-size="10pt" style:font-size-asian="10pt" style:font-size-complex="10pt"/>
    </style:style>
    <style:style style:name="T9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96" style:parent-style-name="Fonteparág.padrão" style:family="text">
      <style:text-properties fo:font-size="10pt" style:font-size-asian="10pt" style:font-size-complex="10pt"/>
    </style:style>
    <style:style style:name="T9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98" style:parent-style-name="Fonteparág.padrão" style:family="text">
      <style:text-properties fo:font-size="10pt" style:font-size-asian="10pt" style:font-size-complex="10pt"/>
    </style:style>
    <style:style style:name="T9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0" style:parent-style-name="Fonteparág.padrão" style:family="text">
      <style:text-properties fo:font-size="10pt" style:font-size-asian="10pt" style:font-size-complex="10pt"/>
    </style:style>
    <style:style style:name="T10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2" style:parent-style-name="Fonteparág.padrão" style:family="text">
      <style:text-properties fo:font-size="10pt" style:font-size-asian="10pt" style:font-size-complex="10pt"/>
    </style:style>
    <style:style style:name="T103" style:parent-style-name="Fonteparág.padrão" style:family="text">
      <style:text-properties fo:font-size="10pt" style:font-size-asian="10pt" style:font-size-complex="10pt"/>
    </style:style>
    <style:style style:name="T10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5" style:parent-style-name="Fonteparág.padrão" style:family="text">
      <style:text-properties fo:font-size="10pt" style:font-size-asian="10pt" style:font-size-complex="10pt"/>
    </style:style>
    <style:style style:name="T10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7" style:parent-style-name="Fonteparág.padrão" style:family="text">
      <style:text-properties fo:font-size="10pt" style:font-size-asian="10pt" style:font-size-complex="10pt"/>
    </style:style>
    <style:style style:name="T10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9" style:parent-style-name="Fonteparág.padrão" style:family="text">
      <style:text-properties fo:font-size="10pt" style:font-size-asian="10pt" style:font-size-complex="10pt"/>
    </style:style>
    <style:style style:name="T11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1" style:parent-style-name="Fonteparág.padrão" style:family="text">
      <style:text-properties fo:font-size="10pt" style:font-size-asian="10pt" style:font-size-complex="10pt"/>
    </style:style>
    <style:style style:name="T11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3" style:parent-style-name="Fonteparág.padrão" style:family="text">
      <style:text-properties fo:font-size="10pt" style:font-size-asian="10pt" style:font-size-complex="10pt"/>
    </style:style>
    <style:style style:name="T11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5" style:parent-style-name="Fonteparág.padrão" style:family="text">
      <style:text-properties fo:font-size="10pt" style:font-size-asian="10pt" style:font-size-complex="10pt"/>
    </style:style>
    <style:style style:name="T11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7" style:parent-style-name="Fonteparág.padrão" style:family="text">
      <style:text-properties fo:font-size="10pt" style:font-size-asian="10pt" style:font-size-complex="10pt"/>
    </style:style>
    <style:style style:name="T11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9" style:parent-style-name="Fonteparág.padrão" style:family="text">
      <style:text-properties fo:font-size="10pt" style:font-size-asian="10pt" style:font-size-complex="10pt"/>
    </style:style>
    <style:style style:name="T120" style:parent-style-name="Fonteparág.padrão" style:family="text">
      <style:text-properties fo:font-size="10pt" style:font-size-asian="10pt" style:font-size-complex="10pt"/>
    </style:style>
    <style:style style:name="T12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2" style:parent-style-name="Fonteparág.padrão" style:family="text">
      <style:text-properties fo:font-size="10pt" style:font-size-asian="10pt" style:font-size-complex="10pt"/>
    </style:style>
    <style:style style:name="T1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4" style:parent-style-name="Fonteparág.padrão" style:family="text">
      <style:text-properties fo:font-size="10pt" style:font-size-asian="10pt" style:font-size-complex="10pt"/>
    </style:style>
    <style:style style:name="P125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ext:h text:style-name="P1" text:outline-level="1"><text:span text:style-name="T3">HTML5 e CSS3 parte 1: A primeira página da Web</text:span></text:h>
      <text:p text:style-name="Standard"/>
      <text:p text:style-name="Standard"/>
      <text:p text:style-name="Standard"/>
      <text:p text:style-name="P4">Formatação HTML</text:p>
      <text:p text:style-name="Standard"><text:span text:style-name="T5">- O arquivo HTML possui duas divisões:<text:s/></text:span><text:span text:style-name="T6">Head</text:span><text:span text:style-name="T7"><text:s/>– Cabeçalho e<text:s/></text:span><text:span text:style-name="T8">Body</text:span><text:span text:style-name="T9"><text:s/>- Corpo</text:span></text:p>
      <text:p text:style-name="Standard"/>
      <text:p text:style-name="P10">-&gt; Tag</text:p>
      <text:p text:style-name="Standard"><text:span text:style-name="T11">DOCTYPE<text:s/></text:span><text:span text:style-name="T12">= primeira tag a ser utilizada para identificar a linguagem<text:s/></text:span><text:span text:style-name="T13">&lt;!DOCTYPE html&gt;</text:span></text:p>
      <text:p text:style-name="Standard"><text:span text:style-name="T14">meta</text:span><text:span text:style-name="T15"><text:s/>= Carácter<text:s/></text:span><text:span text:style-name="T16">&lt;meta charset=“UTF-8”&gt;</text:span></text:p>
      <text:p text:style-name="Standard"><text:span text:style-name="T17">lang</text:span><text:span text:style-name="T18"><text:s/>= Idioma<text:s/></text:span><text:span text:style-name="T19">&lt;html lang=“pt-br”&gt;</text:span></text:p>
      <text:p text:style-name="Standard"><text:span text:style-name="T20">title<text:s/></text:span><text:span text:style-name="T21">= Título da Página (Nome na aba)</text:span></text:p>
      <text:p text:style-name="Standard"><text:span text:style-name="T22">link</text:span><text:span text:style-name="T23"><text:s/>= Relacionar outro<text:s/></text:span><text:span text:style-name="T24">arquivo (arquivo de css)<text:s/></text:span><text:span text:style-name="T25">&lt;link rel=“stylesheet” href=“styles.css”&gt;</text:span></text:p>
      <text:p text:style-name="Standard"><text:span text:style-name="T26">img</text:span><text:span text:style-name="T27"><text:s/>= Imagem<text:s/></text:span><text:span text:style-name="T28">&lt;img src=“banner.png”&gt;</text:span></text:p>
      <text:p text:style-name="Standard"><text:span text:style-name="T29">header</text:span><text:span text:style-name="T30"><text:s/>= Cabeçalho</text:span></text:p>
      <text:p text:style-name="Standard"><text:span text:style-name="T31">main</text:span><text:span text:style-name="T32"><text:s/>= Conteúdo Principal</text:span></text:p>
      <text:p text:style-name="Standard"><text:span text:style-name="T33">footer</text:span><text:span text:style-name="T34"><text:s/>= rodapé</text:span></text:p>
      <text:p text:style-name="P35"/>
      <text:p text:style-name="Standard"><text:span text:style-name="T36">H</text:span><text:span text:style-name="T37"><text:s/>= Título (h1 – h6)</text:span></text:p>
      <text:p text:style-name="Standard"><text:span text:style-name="T38">p</text:span><text:span text:style-name="T39"><text:s/>= Paragrafo</text:span></text:p>
      <text:p text:style-name="Standard"><text:span text:style-name="T40">strong</text:span><text:span text:style-name="T41"><text:s/>= negrito</text:span></text:p>
      <text:p text:style-name="Standard"><text:span text:style-name="T42">em</text:span><text:span text:style-name="T43"><text:s/>= itálico</text:span></text:p>
      <text:p text:style-name="Standard"><text:span text:style-name="T44">ul</text:span><text:span text:style-name="T45"><text:s/>= Lista não ordenada</text:span></text:p>
      <text:p text:style-name="Standard"><text:span text:style-name="T46"><text:tab/></text:span><text:span text:style-name="T47">li</text:span><text:span text:style-name="T48"><text:s/>= marcar os itens da lista</text:span></text:p>
      <text:p text:style-name="Standard"><text:span text:style-name="T49">ol</text:span><text:span text:style-name="T50"><text:s/>= Lista ordenada</text:span></text:p>
      <text:p text:style-name="Standard"><text:span text:style-name="T51"><text:tab/></text:span><text:span text:style-name="T52">li</text:span><text:span text:style-name="T53"><text:s/>= marcar os itens da lista</text:span></text:p>
      <text:p text:style-name="Standard"><text:span text:style-name="T54">div</text:span><text:span text:style-name="T55"><text:s/>= divisão</text:span></text:p>
      <text:p text:style-name="Standard"><text:span text:style-name="T56">a</text:span><text:span text:style-name="T57"><text:s/>= Conteúdo – Âncora</text:span></text:p>
      <text:p text:style-name="Standard"><text:span text:style-name="T58">nav</text:span><text:span text:style-name="T59"><text:s/>= Navegação (menu)</text:span></text:p>
      <text:p text:style-name="Standard"><text:span text:style-name="T60">form</text:span><text:span text:style-name="T61"><text:s/>= Formulário (label + input)</text:span></text:p>
      <text:p text:style-name="Standard"><text:span text:style-name="T62">input</text:span><text:span text:style-name="T63"><text:s/>= quando queremos receber uma informação</text:span></text:p>
      <text:p text:style-name="Standard"><text:span text:style-name="T64">label</text:span><text:span text:style-name="T65"><text:s/>= descrição para o form</text:span></text:p>
      <text:p text:style-name="Standard"/>
      <text:p text:style-name="Standard"/>
      <text:p text:style-name="Standard"/>
      <text:p text:style-name="P66">Formatação<text:s/>CSS</text:p>
      <text:p text:style-name="P67">- Formas de inclusão de CSS:</text:p>
      <text:p text:style-name="P68">1 – Dentro do HTML</text:p>
      <text:p text:style-name="P69">2 – Dentro do Head do HTML</text:p>
      <text:p text:style-name="P70">3 – Arquivo Externo</text:p>
      <text:p text:style-name="Standard"/>
      <text:p text:style-name="P71">- Formar de marcação do CSS:</text:p>
      <text:p text:style-name="Standard"><text:span text:style-name="T72">1 – Utilizando as<text:s/></text:span><text:span text:style-name="T73">tag</text:span></text:p>
      <text:p text:style-name="Standard"><text:span text:style-name="T74">2 – Utilizando o<text:s/></text:span><text:span text:style-name="T75">id</text:span></text:p>
      <text:p text:style-name="Standard"><text:span text:style-name="T76">3 – Utilizando<text:s/></text:span><text:span text:style-name="T77">classes</text:span></text:p>
      <text:p text:style-name="Standard"/>
      <text:p text:style-name="P78">- Unicode:</text:p>
      <text:p text:style-name="P79">Para realizar a inclusão de símbolos é<text:s/>necessário possuir o unicode.</text:p>
      <text:p text:style-name="P80">unicode-table.com</text:p>
      <text:p text:style-name="P81"/>
      <text:p text:style-name="P82">- Style</text:p>
      <text:p text:style-name="Standard"><text:span text:style-name="T83">font-size</text:span><text:span text:style-name="T84">: Define o tamanho da fonte em pixel (padrão = 16px)</text:span></text:p>
      <text:p text:style-name="Standard"><text:span text:style-name="T85">font-style</text:span><text:span text:style-name="T86">: Define o estilo da fonte</text:span></text:p>
      <text:p text:style-name="Standard"><text:span text:style-name="T87">font-weight</text:span><text:span text:style-name="T88">: Define peso da fonte (negrito)</text:span></text:p>
      <text:p text:style-name="Standard"><text:span text:style-name="T89">text-align</text:span><text:span text:style-name="T90">: Define o alinhamento do texto</text:span></text:p>
      <text:p text:style-name="Standard"><text:span text:style-name="T91">text-transform</text:span><text:span text:style-name="T92">: Define formatação do texto (maiúsculo)</text:span></text:p>
      <text:soft-page-break/>
      <text:p text:style-name="Standard"><text:span text:style-name="T93">text-decoration</text:span><text:span text:style-name="T94">: Incluir sublinhado</text:span></text:p>
      <text:p text:style-name="Standard"><text:span text:style-name="T95">background</text:span><text:span text:style-name="T96">: Define o fundo</text:span></text:p>
      <text:p text:style-name="Standard"><text:span text:style-name="T97">background: url(“img.png”)</text:span><text:span text:style-name="T98">: Define uma imagem como fundo</text:span></text:p>
      <text:p text:style-name="Standard"><text:span text:style-name="T99">color</text:span><text:span text:style-name="T100">: Define a cor da fonte</text:span></text:p>
      <text:p text:style-name="Standard"><text:span text:style-name="T101">id</text:span><text:span text:style-name="T102">: Usado para identificar tag html que será format</text:span><text:span text:style-name="T103">ada pelo css</text:span></text:p>
      <text:p text:style-name="Standard"><text:span text:style-name="T104">height</text:span><text:span text:style-name="T105">: Altura em pixel</text:span></text:p>
      <text:p text:style-name="Standard"><text:span text:style-name="T106">width</text:span><text:span text:style-name="T107">: Largura em pixel</text:span></text:p>
      <text:p text:style-name="Standard"><text:span text:style-name="T108">border</text:span><text:span text:style-name="T109">: Borda</text:span></text:p>
      <text:p text:style-name="Standard"><text:span text:style-name="T110">border-radius</text:span><text:span text:style-name="T111">: Borda Arredondada</text:span></text:p>
      <text:p text:style-name="Standard"><text:span text:style-name="T112">padding</text:span><text:span text:style-name="T113">: Espaçamento Interno</text:span></text:p>
      <text:p text:style-name="Standard"><text:span text:style-name="T114">margin</text:span><text:span text:style-name="T115">: Espaçamento Externo</text:span></text:p>
      <text:p text:style-name="Standard"><text:span text:style-name="T116">display</text:span><text:span text:style-name="T117">: tipo de caixa de renderização (inline; block;inline-block)</text:span></text:p>
      <text:p text:style-name="Standard"><text:span text:style-name="T118">position</text:span><text:span text:style-name="T119">: Define o tipo</text:span><text:span text:style-name="T120"><text:s/>de posição do elemento na página</text:span></text:p>
      <text:p text:style-name="Standard"><text:span text:style-name="T121">hover</text:span><text:span text:style-name="T122">: Incluir interação com o usuário (passar o mouse)</text:span></text:p>
      <text:p text:style-name="Standard"><text:span text:style-name="T123">active</text:span><text:span text:style-name="T124">: Incluir interação com o usuário (clique do mouse)</text:span></text:p>
      <text:p text:style-name="P125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text-properties style:font-name="Calibri" style:font-name-asian="Calibri" style:font-name-complex="Calibri" fo:color="#000000" fo:font-size="10pt" style:font-size-asian="10pt" style:font-size-complex="10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.06944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Cabeçalho"><draw:frame draw:z-index="251660288" draw:id="id0" draw:style-name="a0" draw:name="Caixa de Texto 3" text:anchor-type="paragraph" svg:x="0in" svg:y="0.00069in" svg:width="0.48542in" svg:height="0.48542in" style:rel-width="scale" style:rel-height="scale"><draw:text-box><text:p text:style-name="P2">#Pública</text:p></draw:text-box><svg:title/><svg:desc>#Pública</svg:desc></draw:frame></text:p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llian Prestes Correia Cellos</dc:creator>
    <meta:creation-date>2021-04-24T21:07:00Z</meta:creation-date>
    <dc:date>2021-04-29T21:43:00Z</dc:date>
    <meta:template xlink:href="Normal" xlink:type="simple"/>
    <meta:editing-cycles>12</meta:editing-cycles>
    <meta:editing-duration>PT16680S</meta:editing-duration>
    <meta:user-defined meta:name="ClassificationContentMarkingHeaderShapeIds">1,2,3</meta:user-defined>
    <meta:user-defined meta:name="ClassificationContentMarkingHeaderFontProps">#000000,10,Calibri</meta:user-defined>
    <meta:user-defined meta:name="ClassificationContentMarkingHeaderText">#Pública</meta:user-defined>
    <meta:user-defined meta:name="MSIP_Label_1ba22eba-d59e-42ba-acb9-085eb1026b66_Enabled">true</meta:user-defined>
    <meta:user-defined meta:name="MSIP_Label_1ba22eba-d59e-42ba-acb9-085eb1026b66_SetDate">2021-04-29T21:12:01Z</meta:user-defined>
    <meta:user-defined meta:name="MSIP_Label_1ba22eba-d59e-42ba-acb9-085eb1026b66_Method">Privileged</meta:user-defined>
    <meta:user-defined meta:name="MSIP_Label_1ba22eba-d59e-42ba-acb9-085eb1026b66_Name">1ba22eba-d59e-42ba-acb9-085eb1026b66</meta:user-defined>
    <meta:user-defined meta:name="MSIP_Label_1ba22eba-d59e-42ba-acb9-085eb1026b66_SiteId">ea0c2907-38d2-4181-8750-b0b190b60443</meta:user-defined>
    <meta:user-defined meta:name="MSIP_Label_1ba22eba-d59e-42ba-acb9-085eb1026b66_ActionId">d518ee10-bed9-4460-87ed-9bf4ec6bc4e2</meta:user-defined>
    <meta:user-defined meta:name="MSIP_Label_1ba22eba-d59e-42ba-acb9-085eb1026b66_ContentBits">1</meta:user-defined>
    <meta:document-statistic meta:page-count="2" meta:paragraph-count="4" meta:word-count="318" meta:character-count="2034" meta:row-count="14" meta:non-whitespace-character-count="1720"/>
  </office:meta>
</office:document-meta>
</file>